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color="#000000" draw:fill="solid" draw:fill-color="#99cc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marker-end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0" draw:style-name="gr1" draw:text-style-name="P1" svg:width="1.853cm" svg:height="0.877cm" svg:x="0.22cm" svg:y="1.431cm"><text:p text:style-name="P1">Capteur</text:p></draw:rect><draw:rect text:anchor-type="paragraph" draw:z-index="1" draw:style-name="gr1" draw:text-style-name="P1" svg:width="2.613cm" svg:height="0.877cm" svg:x="3.953cm" svg:y="1.431cm"><text:p text:style-name="P1">Prétraitement</text:p></draw:rect><draw:rect text:anchor-type="paragraph" draw:z-index="2" draw:style-name="gr1" draw:text-style-name="P1" svg:width="2.613cm" svg:height="0.877cm" svg:x="8.537cm" svg:y="1.431cm"><text:p text:style-name="P1">Décision</text:p></draw:rect><draw:rect text:anchor-type="paragraph" draw:z-index="3" draw:style-name="gr1" draw:text-style-name="P1" svg:width="2.613cm" svg:height="0.877cm" svg:x="8.67cm" svg:y="3.477cm"><text:p text:style-name="P1">Apprentissage</text:p></draw:rect><draw:line text:anchor-type="paragraph" draw:z-index="4" draw:style-name="gr2" draw:text-style-name="P1" svg:x1="2.073cm" svg:y1="1.933cm" svg:x2="3.953cm" svg:y2="1.933cm"><text:p/></draw:line><draw:line text:anchor-type="paragraph" draw:z-index="5" draw:style-name="gr2" draw:text-style-name="P1" svg:x1="-1.369cm" svg:y1="1.933cm" svg:x2="0.278cm" svg:y2="1.933cm"><text:p/></draw:line><draw:line text:anchor-type="paragraph" draw:z-index="6" draw:style-name="gr2" draw:text-style-name="P1" svg:x1="11.15cm" svg:y1="1.933cm" svg:x2="12.797cm" svg:y2="1.933cm"><text:p/></draw:line><draw:line text:anchor-type="paragraph" draw:z-index="7" draw:style-name="gr2" draw:text-style-name="P2" svg:x1="6.565cm" svg:y1="1.952cm" svg:x2="8.537cm" svg:y2="1.933cm"><text:p/></draw:line><draw:line text:anchor-type="paragraph" draw:z-index="8" draw:style-name="gr3" draw:text-style-name="P2" svg:x1="5.038cm" svg:y1="2.306cm" svg:x2="5.038cm" svg:y2="4.028cm"><text:p/></draw:line><draw:line text:anchor-type="paragraph" draw:z-index="9" draw:style-name="gr2" draw:text-style-name="P1" svg:x1="5.038cm" svg:y1="4.018cm" svg:x2="8.67cm" svg:y2="4.018cm"><text:p/></draw:line><draw:line text:anchor-type="paragraph" draw:z-index="10" draw:style-name="gr2" draw:text-style-name="P1" svg:x1="9.888cm" svg:y1="3.476cm" svg:x2="9.874cm" svg:y2="2.307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Extrémités_20_de_20_flèche_20_1" draw:display-name="Extrémités de flèche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Danny </meta:initial-creator>
    <meta:creation-date>2014-11-11T11:13:39.896368016</meta:creation-date>
    <dc:date>2014-11-11T16:57:36.895965477</dc:date>
    <dc:creator>JackDanny </dc:creator>
    <meta:editing-duration>PT5H28M46S</meta:editing-duration>
    <meta:editing-cycles>2</meta:editing-cycles>
    <meta:generator>LibreOffice/4.2.6.3$Linux_x86 LibreOffice_project/420m0$Build-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